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09in"/>
    </style:style>
    <style:style style:name="co2" style:family="table-column">
      <style:table-column-properties fo:break-before="auto" style:column-width="1.5165in"/>
    </style:style>
    <style:style style:name="co3" style:family="table-column">
      <style:table-column-properties fo:break-before="auto" style:column-width="2.3811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0.751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email</text:p>
          </table:table-cell>
          <table:table-cell office:value-type="string">
            <text:p>gender</text:p>
          </table:table-cell>
          <table:table-cell table:number-columns-repeated="1020"/>
        </table:table-row>
        <table:table-row table:style-name="ro1">
          <table:table-cell office:value-type="string">
            <text:p>Pren</text:p>
          </table:table-cell>
          <table:table-cell office:value-type="string">
            <text:p>MY OWN VALUE</text:p>
          </table:table-cell>
          <table:table-cell office:value-type="string">
            <text:p>pmarking0@google.com.hk</text:p>
          </table:table-cell>
          <table:table-cell office:value-type="string">
            <text:p>Male</text:p>
          </table:table-cell>
          <table:table-cell table:number-columns-repeated="1020"/>
        </table:table-row>
        <table:table-row table:style-name="ro1">
          <table:table-cell office:value-type="string">
            <text:p>Ulla</text:p>
          </table:table-cell>
          <table:table-cell office:value-type="string">
            <text:p>Vernazza</text:p>
          </table:table-cell>
          <table:table-cell office:value-type="string">
            <text:p>Noza</text:p>
          </table:table-cell>
          <table:table-cell office:value-type="string">
            <text:p>Female</text:p>
          </table:table-cell>
          <table:table-cell table:number-columns-repeated="1020"/>
        </table:table-row>
        <table:table-row table:style-name="ro1">
          <table:table-cell office:value-type="string">
            <text:p>Sol</text:p>
          </table:table-cell>
          <table:table-cell office:value-type="string">
            <text:p>Gatling</text:p>
          </table:table-cell>
          <table:table-cell office:value-type="string">
            <text:p>sgatling2@gizmodo.com</text:p>
          </table:table-cell>
          <table:table-cell office:value-type="string">
            <text:p>Male</text:p>
          </table:table-cell>
          <table:table-cell table:number-columns-repeated="1020"/>
        </table:table-row>
        <table:table-row table:style-name="ro1">
          <table:table-cell office:value-type="string">
            <text:p>Clemmie</text:p>
          </table:table-cell>
          <table:table-cell office:value-type="string">
            <text:p>Jolland</text:p>
          </table:table-cell>
          <table:table-cell office:value-type="string">
            <text:p>cjolland3@bloglovin.com</text:p>
          </table:table-cell>
          <table:table-cell office:value-type="string">
            <text:p>Female</text:p>
          </table:table-cell>
          <table:table-cell table:number-columns-repeated="1020"/>
        </table:table-row>
        <table:table-row table:style-name="ro1">
          <table:table-cell office:value-type="string">
            <text:p>Cristy</text:p>
          </table:table-cell>
          <table:table-cell office:value-type="string">
            <text:p>Gravet</text:p>
          </table:table-cell>
          <table:table-cell office:value-type="string">
            <text:p>cgravet4@studiopress.com</text:p>
          </table:table-cell>
          <table:table-cell office:value-type="string">
            <text:p>Female</text:p>
          </table:table-cell>
          <table:table-cell table:number-columns-repeated="1020"/>
        </table:table-row>
        <table:table-row table:style-name="ro1">
          <table:table-cell office:value-type="string">
            <text:p>Brendon</text:p>
          </table:table-cell>
          <table:table-cell office:value-type="string">
            <text:p>Probin</text:p>
          </table:table-cell>
          <table:table-cell office:value-type="string">
            <text:p>bprobin5@marriott.com</text:p>
          </table:table-cell>
          <table:table-cell office:value-type="string">
            <text:p>Male</text:p>
          </table:table-cell>
          <table:table-cell table:number-columns-repeated="1020"/>
        </table:table-row>
        <table:table-row table:style-name="ro1">
          <table:table-cell office:value-type="string">
            <text:p>Lowell</text:p>
          </table:table-cell>
          <table:table-cell office:value-type="string">
            <text:p>Arnaudet</text:p>
          </table:table-cell>
          <table:table-cell office:value-type="string">
            <text:p>larnaudet6@drupal.org</text:p>
          </table:table-cell>
          <table:table-cell office:value-type="string">
            <text:p>Male</text:p>
          </table:table-cell>
          <table:table-cell table:number-columns-repeated="1020"/>
        </table:table-row>
        <table:table-row table:style-name="ro1">
          <table:table-cell office:value-type="string">
            <text:p>Cathi</text:p>
          </table:table-cell>
          <table:table-cell office:value-type="string">
            <text:p>Wringe</text:p>
          </table:table-cell>
          <table:table-cell office:value-type="string">
            <text:p>cwringe7@twitpic.com</text:p>
          </table:table-cell>
          <table:table-cell office:value-type="string">
            <text:p>Female</text:p>
          </table:table-cell>
          <table:table-cell table:number-columns-repeated="1020"/>
        </table:table-row>
        <table:table-row table:style-name="ro1">
          <table:table-cell office:value-type="string">
            <text:p>Ulla</text:p>
          </table:table-cell>
          <table:table-cell office:value-type="string">
            <text:p>Espinel</text:p>
          </table:table-cell>
          <table:table-cell office:value-type="string">
            <text:p>uespinel8@wordpress.org</text:p>
          </table:table-cell>
          <table:table-cell office:value-type="string">
            <text:p>Female</text:p>
          </table:table-cell>
          <table:table-cell table:number-columns-repeated="1020"/>
        </table:table-row>
        <table:table-row table:style-name="ro1">
          <table:table-cell office:value-type="string">
            <text:p>Stern</text:p>
          </table:table-cell>
          <table:table-cell office:value-type="string">
            <text:p>Wardle</text:p>
          </table:table-cell>
          <table:table-cell office:value-type="string">
            <text:p>swardle9@chron.com</text:p>
          </table:table-cell>
          <table:table-cell office:value-type="string">
            <text:p>Male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11/21/2019</text:date>, <text:time>14:3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1T14:34:56.69</dc:date>
    <dc:creator>Shahnoza Muminova</dc:creator>
    <meta:document-statistic meta:table-count="1" meta:cell-count="44" meta:object-count="0"/>
    <meta:generator>OpenOffice/4.1.5$Win32 OpenOffice.org_project/415m1$Build-9789</meta:generator>
  </office:meta>
</office:document-meta>
</file>